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officeooo:rsid="000b2255" officeooo:paragraph-rsid="000b2255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- jinja2==2.1</text:p>
      <text:p text:style-name="Standard"><text:s text:c="2"/>- grpcio==1.18.0</text:p>
      <text:p text:style-name="Standard"><text:s text:c="2"/>- scispacy==0.1.0</text:p>
      <text:p text:style-name="Standard"><text:s text:c="2"/>- <text:span text:style-name="T1">en-core-sci-sm==0.1.0</text:span></text:p>
      <text:p text:style-name="Standard"><text:s text:c="2"/>- jupyter-highlight-selected-word==0.2.0</text:p>
      <text:p text:style-name="Standard"><text:s text:c="2"/>- conllu==1.2.2</text:p>
      <text:p text:style-name="Standard"><text:s text:c="2"/>- stanfordnlp==0.1.0</text:p>
      <text:p text:style-name="Standard"><text:s text:c="2"/>- jupyter-latex-envs==1.4.6</text:p>
      <text:p text:style-name="Standard"><text:s text:c="2"/>- jupyter-nbextensions-configurator==0.4.1</text:p>
      <text:p text:style-name="Standard"><text:s text:c="2"/>- torch==1.0.0</text:p>
      <text:p text:style-name="Standard"><text:s text:c="2"/>- <text:span text:style-name="T1">en-core-sci-md==0.1.0</text:span></text:p>
      <text:p text:style-name="Standard"><text:s text:c="2"/>- <text:span text:style-name="T1">en-core-web-sm==2.0.0</text:span></text:p>
      <text:p text:style-name="Standard"><text:s text:c="2"/>- jupyter-contrib-core==0.3.3</text:p>
      <text:p text:style-name="Standard">- stanfordcorenlp==3.9.1.1</text:p>
      <text:p text:style-name="Standard"/>
      <text:p text:style-name="P2">highlighted in red could not be installed</text:p>
      <text:p text:style-name="P2">rest listed above were installed using pip3</text:p>
      <text:p text:style-name="P2">rest not listed above were installed using con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0:00:10.791314814</meta:creation-date>
    <dc:date>2020-02-16T10:58:58.670149710</dc:date>
    <meta:editing-duration>PT6S</meta:editing-duration>
    <meta:editing-cycles>1</meta:editing-cycles>
    <meta:document-statistic meta:table-count="0" meta:image-count="0" meta:object-count="0" meta:page-count="1" meta:paragraph-count="17" meta:word-count="50" meta:character-count="485" meta:non-whitespace-character-count="427"/>
    <meta:generator>LibreOffice/6.0.7.3$Linux_X86_64 LibreOffice_project/00m0$Build-3</meta:generator>
  </office:meta>
</office:document-meta>
</file>